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3ee3" officeooo:paragraph-rsid="00023ee3"/>
    </style:style>
    <style:style style:name="P2" style:family="paragraph" style:parent-style-name="Standard">
      <style:text-properties officeooo:rsid="00023ee3" officeooo:paragraph-rsid="00023ee3"/>
    </style:style>
    <style:style style:name="P3" style:family="paragraph" style:parent-style-name="Text_20_body">
      <style:text-properties officeooo:rsid="0069c6b4" officeooo:paragraph-rsid="0069c6b4"/>
    </style:style>
    <style:style style:name="P4" style:family="paragraph" style:parent-style-name="Text_20_body">
      <style:text-properties officeooo:rsid="006b34c6" officeooo:paragraph-rsid="006b34c6"/>
    </style:style>
    <style:style style:name="P5" style:family="paragraph" style:parent-style-name="Text_20_body">
      <style:text-properties officeooo:rsid="006cf910" officeooo:paragraph-rsid="006cf910"/>
    </style:style>
    <style:style style:name="P6" style:family="paragraph" style:parent-style-name="Text_20_body">
      <style:text-properties officeooo:rsid="006ef661" officeooo:paragraph-rsid="006ef661"/>
    </style:style>
    <style:style style:name="P7" style:family="paragraph" style:parent-style-name="Text_20_body">
      <style:text-properties officeooo:rsid="007090bb" officeooo:paragraph-rsid="007090bb"/>
    </style:style>
    <style:style style:name="P8" style:family="paragraph" style:parent-style-name="Text_20_body">
      <style:text-properties officeooo:paragraph-rsid="0072e973"/>
    </style:style>
    <style:style style:name="P9" style:family="paragraph" style:parent-style-name="Text_20_body">
      <style:text-properties officeooo:rsid="0072e973" officeooo:paragraph-rsid="0072e973"/>
    </style:style>
    <style:style style:name="P10" style:family="paragraph" style:parent-style-name="Text_20_body">
      <style:text-properties officeooo:rsid="00748d8d" officeooo:paragraph-rsid="00748d8d"/>
    </style:style>
    <style:style style:name="P11" style:family="paragraph" style:parent-style-name="Text_20_body">
      <style:text-properties officeooo:rsid="007a9cdd" officeooo:paragraph-rsid="007a9cdd"/>
    </style:style>
    <style:style style:name="P12" style:family="paragraph" style:parent-style-name="Text_20_body">
      <style:text-properties officeooo:rsid="007c0af8" officeooo:paragraph-rsid="007c0af8"/>
    </style:style>
    <style:style style:name="P13" style:family="paragraph" style:parent-style-name="Text_20_body">
      <style:text-properties officeooo:rsid="007e04ec" officeooo:paragraph-rsid="007e04ec"/>
    </style:style>
    <style:style style:name="P14" style:family="paragraph" style:parent-style-name="Text_20_body">
      <style:text-properties officeooo:rsid="0080e086" officeooo:paragraph-rsid="0080e086"/>
    </style:style>
    <style:style style:name="P15" style:family="paragraph" style:parent-style-name="Text_20_body">
      <style:text-properties officeooo:rsid="00827827" officeooo:paragraph-rsid="00827827"/>
    </style:style>
    <style:style style:name="P16" style:family="paragraph" style:parent-style-name="Text_20_body">
      <style:text-properties officeooo:rsid="0082ce5d" officeooo:paragraph-rsid="0082ce5d"/>
    </style:style>
    <style:style style:name="P17" style:family="paragraph" style:parent-style-name="Text_20_body">
      <style:text-properties officeooo:rsid="0084a1ff" officeooo:paragraph-rsid="0084a1ff"/>
    </style:style>
    <style:style style:name="P18" style:family="paragraph" style:parent-style-name="code">
      <style:text-properties officeooo:rsid="006ef661" officeooo:paragraph-rsid="006ef661"/>
    </style:style>
    <style:style style:name="P19" style:family="paragraph" style:parent-style-name="code">
      <style:text-properties officeooo:rsid="00778602" officeooo:paragraph-rsid="00778602"/>
    </style:style>
    <style:style style:name="P20" style:family="paragraph" style:parent-style-name="code">
      <style:text-properties officeooo:rsid="00852c23" officeooo:paragraph-rsid="00852c23"/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de">
      <style:text-properties officeooo:rsid="0084a1ff" officeooo:paragraph-rsid="00852c23"/>
    </style:style>
    <style:style style:name="P25" style:family="paragraph" style:parent-style-name="code">
      <style:text-properties officeooo:rsid="00862765" officeooo:paragraph-rsid="00862765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5656d8"/>
    </style:style>
    <style:style style:name="P28" style:family="paragraph" style:parent-style-name="Heading_20_1" style:master-page-name="Standard">
      <style:paragraph-properties style:page-number="auto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Heading_20_3">
      <style:text-properties officeooo:rsid="006ef661" officeooo:paragraph-rsid="006ef661"/>
    </style:style>
    <style:style style:name="T1" style:family="text">
      <style:text-properties officeooo:rsid="00023ee3"/>
    </style:style>
    <style:style style:name="T2" style:family="text">
      <style:text-properties officeooo:rsid="006ef661"/>
    </style:style>
    <style:style style:name="T3" style:family="text">
      <style:text-properties officeooo:rsid="00748dbc"/>
    </style:style>
    <style:style style:name="T4" style:family="text">
      <style:text-properties officeooo:rsid="0080e086"/>
    </style:style>
    <style:style style:name="T5" style:family="text">
      <style:text-properties officeooo:rsid="0084a1f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2"><text:a xlink:type="simple" xlink:href="#__RefHeading__641_1512643804" text:style-name="Internet_20_link" text:visited-style-name="Visited_20_Internet_20_Link">Useful Commands<text:tab/>2</text:a></text:p>
          <text:p text:style-name="P21"><text:a xlink:type="simple" xlink:href="#__RefHeading__325_71456443" text:style-name="Internet_20_link" text:visited-style-name="Visited_20_Internet_20_Link">Daily workflow<text:tab/>2</text:a></text:p>
          <text:p text:style-name="P21"><text:a xlink:type="simple" xlink:href="#__RefHeading__643_1512643804" text:style-name="Internet_20_link" text:visited-style-name="Visited_20_Internet_20_Link">Activating a simple server<text:tab/>3</text:a></text:p>
          <text:p text:style-name="P23"><text:a xlink:type="simple" xlink:href="#__RefHeading__645_1512643804" text:style-name="Internet_20_link" text:visited-style-name="Visited_20_Internet_20_Link">Prepare<text:tab/>3</text:a></text:p>
          <text:p text:style-name="P23"><text:a xlink:type="simple" xlink:href="#__RefHeading__647_1512643804" text:style-name="Internet_20_link" text:visited-style-name="Visited_20_Internet_20_Link">use<text:tab/>3</text:a></text:p>
          <text:p text:style-name="P21"><text:a xlink:type="simple" xlink:href="#__RefHeading__218_71456443" text:style-name="Internet_20_link" text:visited-style-name="Visited_20_Internet_20_Link">webserver local<text:tab/>3</text:a></text:p>
          <text:p text:style-name="P21"><text:a xlink:type="simple" xlink:href="#__RefHeading__303_71456443" text:style-name="Internet_20_link" text:visited-style-name="Visited_20_Internet_20_Link">extract a svn server<text:tab/>3</text:a></text:p>
          <text:p text:style-name="P21"><text:a xlink:type="simple" xlink:href="#__RefHeading__220_71456443" text:style-name="Internet_20_link" text:visited-style-name="Visited_20_Internet_20_Link">man pages<text:tab/>3</text:a></text:p>
          <text:p text:style-name="P22"><text:a xlink:type="simple" xlink:href="#__RefHeading__191_569355814" text:style-name="Internet_20_link" text:visited-style-name="Visited_20_Internet_20_Link">Appendix<text:tab/>5</text:a></text:p>
          <text:p text:style-name="P22"><text:a xlink:type="simple" xlink:href="#__RefHeading__526_496670909" text:style-name="Internet_20_link" text:visited-style-name="Visited_20_Internet_20_Link">Links<text:tab/>6</text:a></text:p>
        </text:index-body>
      </text:table-of-content>
      <text:p text:style-name="P2"/>
      <text:h text:style-name="P27" text:outline-level="1"><text:bookmark-start text:name="__RefHeading__641_1512643804"/>Useful Commands<text:bookmark-end text:name="__RefHeading__641_1512643804"/></text:h>
      <text:h text:style-name="Heading_20_2" text:outline-level="2"><text:bookmark-start text:name="__RefHeading__325_71456443"/>Daily workflow<text:bookmark-end text:name="__RefHeading__325_71456443"/></text:h>
      <text:p text:style-name="P3">Restore from local repro</text:p>
      <text:p text:style-name="code">git checkout HEAD *</text:p>
      <text:p text:style-name="P4">Create new repro</text:p>
      <text:p text:style-name="code">git init .</text:p>
      <text:p text:style-name="P4">Add all changes</text:p>
      <text:p text:style-name="code">git add -u</text:p>
      <text:p text:style-name="P4">all in one</text:p>
      <text:p text:style-name="code">git commit -a</text:p>
      <text:p text:style-name="P4">view remote server</text:p>
      <text:p text:style-name="code">git ls-remote</text:p>
      <text:p text:style-name="P5">add changes</text:p>
      <text:p text:style-name="code">git add *</text:p>
      <text:p text:style-name="code">git diff</text:p>
      <text:p text:style-name="code">git diff –<text:span text:style-name="T4">staged</text:span></text:p>
      <text:p text:style-name="code">git status</text:p>
      <text:p text:style-name="code"/>
      <text:p text:style-name="P14"/>
      <text:h text:style-name="P29" text:outline-level="2"><text:bookmark-start text:name="__RefHeading__643_1512643804"/>Activating a simple server<text:bookmark-end text:name="__RefHeading__643_1512643804"/></text:h>
      <text:h text:style-name="P30" text:outline-level="3"><text:bookmark-start text:name="__RefHeading__645_1512643804"/>Prepare<text:bookmark-end text:name="__RefHeading__645_1512643804"/></text:h>
      <text:p text:style-name="P6">Init repro</text:p>
      <text:p text:style-name="code">git init –bare</text:p>
      <text:p text:style-name="Text_20_body">add writable <text:span text:style-name="T2">(in config)</text:span></text:p>
      <text:p text:style-name="P18">[daemon]</text:p>
      <text:p text:style-name="P18"><text:tab/>receivepack = true</text:p>
      <text:p text:style-name="P7">create empty file</text:p>
      <text:p text:style-name="code">git-daemon-export-ok</text:p>
      <text:p text:style-name="P6">start daemon</text:p>
      <text:p text:style-name="P6"/>
      <text:p text:style-name="P6"/>
      <text:h text:style-name="Heading_20_3" text:outline-level="3"><text:bookmark-start text:name="__RefHeading__647_1512643804"/>use<text:bookmark-end text:name="__RefHeading__647_1512643804"/></text:h>
      <text:p text:style-name="P6">Clone</text:p>
      <text:p text:style-name="code">git clone git://localhost/<text:span text:style-name="T3">GitUsage</text:span></text:p>
      <text:p text:style-name="Text_20_body"/>
      <text:h text:style-name="Heading_20_2" text:outline-level="2"><text:bookmark-start text:name="__RefHeading__218_71456443"/>webserver local<text:bookmark-end text:name="__RefHeading__218_71456443"/></text:h>
      <text:p text:style-name="P11">add to .git/config</text:p>
      <text:p text:style-name="code">[instaweb]</text:p>
      <text:p text:style-name="code"><text:s text:c="19"/>local = false</text:p>
      <text:p text:style-name="code"><text:s text:c="19"/>httpd = apache2 -f</text:p>
      <text:p text:style-name="code"><text:s text:c="19"/>port = 5000</text:p>
      <text:p text:style-name="code"># <text:s text:c="18"/>browser = konqueror</text:p>
      <text:p text:style-name="code"># <text:s text:c="18"/>modulepath = /usr/lib/apache2/modules</text:p>
      <text:p text:style-name="P12">start with</text:p>
      <text:p text:style-name="code">git instaweb –start</text:p>
      <text:p text:style-name="P13">do not use without –start activates apache nonstoppable</text:p>
      <text:p text:style-name="P13"/>
      <text:h text:style-name="Heading_20_2" text:outline-level="2"><text:bookmark-start text:name="__RefHeading__303_71456443"/>extract a svn server<text:bookmark-end text:name="__RefHeading__303_71456443"/></text:h>
      <text:p text:style-name="code">apt-get install git-svn</text:p>
      <text:p text:style-name="code">git svn clone –username=manfred.hagemann svn://10.0.0.42/RND/SpiderMap/trunk <text:span text:style-name="T5">&lt;dir&gt;</text:span></text:p>
      <text:p text:style-name="P16"/>
      <text:h text:style-name="Heading_20_2" text:outline-level="2"><text:bookmark-start text:name="__RefHeading__220_71456443"/>man pages<text:bookmark-end text:name="__RefHeading__220_71456443"/></text:h>
      <text:p text:style-name="code">man git-instaweb</text:p>
      <text:p text:style-name="P19"><text:soft-page-break/>man gitweb</text:p>
      <text:p text:style-name="Text_20_body"/>
      <text:p text:style-name="P6"/>
      <text:h text:style-name="P28" text:outline-level="1"><text:bookmark-start text:name="__RefHeading__191_569355814"/>Appendix<text:bookmark-end text:name="__RefHeading__191_569355814"/></text:h>
      <text:p text:style-name="P17">Find command</text:p>
      <text:p text:style-name="code">which &lt;cmd&gt;</text:p>
      <text:p text:style-name="P20">which -a &lt;cmd&gt;</text:p>
      <text:p text:style-name="P24"/>
      <text:p text:style-name="Text_20_body">Verzeichnisse synchronisieren</text:p>
      <text:p text:style-name="P25">meld &lt;dir1&gt; &lt;dir2&gt;</text:p>
      <text:p text:style-name="Text_20_body"/>
      <text:h text:style-name="P26" text:outline-level="1"><text:bookmark-start text:name="__RefHeading__526_496670909"/>Links<text:bookmark-end text:name="__RefHeading__526_496670909"/></text:h>
      <text:p text:style-name="P9">Github</text:p>
      <text:p text:style-name="P8"><text:a xlink:type="simple" xlink:href="https://help.github.com/" text:style-name="Internet_20_link" text:visited-style-name="Visited_20_Internet_20_Link">https://help.github.com</text:a></text:p>
      <text:p text:style-name="P10">Official git + doc</text:p>
      <text:p text:style-name="P9"><text:a xlink:type="simple" xlink:href="https://github.com/git/git" text:style-name="Internet_20_link" text:visited-style-name="Visited_20_Internet_20_Link">https://github.com/git/git</text:a></text:p>
      <text:p text:style-name="P15"><text:a xlink:type="simple" xlink:href="http://git-scm.com/docs/gitweb.conf" text:style-name="Internet_20_link" text:visited-style-name="Visited_20_Internet_20_Link">http://git-scm.com/docs/gitweb.conf</text:a></text:p>
      <text:p text:style-name="P15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Text_20_body">
      <style:paragraph-properties fo:margin-left="0.4cm" fo:margin-right="0cm" fo:margin-top="0cm" fo:margin-bottom="0.101cm" loext:contextual-spacing="false" fo:line-height="100%" fo:text-indent="0cm" style:auto-text-indent="fals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23ee3" officeooo:paragraph-rsid="00023ee3"/>
    </style:style>
    <style:style style:name="MT1" style:family="text">
      <style:text-properties officeooo:rsid="00023ee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9" number:automatic-order="true">
      <number:day/>
      <number:text>.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ext:p text:style-name="MP1">File: <text:file-name text:display="name-and-extension">EL_S25_git.odt</text:file-name><text:tab/><text:tab/><text:date style:data-style-name="N39" text:date-value="2015-07-30T14:51:19.642037395">30. Jul 15</text:date> <text:time style:data-style-name="N40" text:time-value="2015-07-30T14:51:19.642282566">14:38</text:time></text:p>
      </style:header>
      <style:footer>
        <text:p text:style-name="Footer"><text:tab/><text:span text:style-name="MT1">Page </text:span><text:span text:style-name="MT1"><text:page-number text:select-page="current">6</text:page-number></text:span><text:span text:style-name="MT1"> of </text:span><text:span text:style-name="MT1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22:10:45.854000000</meta:creation-date>
    <meta:generator>LibreOffice/4.3.3.2$Linux_x86 LibreOffice_project/430m0$Build-2</meta:generator>
    <dc:date>2015-07-30T14:51:19.244659619</dc:date>
    <meta:editing-duration>PT11H1S</meta:editing-duration>
    <meta:editing-cycles>119</meta:editing-cycles>
    <dc:creator>Knoppix User</dc:creator>
    <meta:document-statistic meta:table-count="0" meta:image-count="0" meta:object-count="0" meta:page-count="6" meta:paragraph-count="72" meta:word-count="195" meta:character-count="1327" meta:non-whitespace-character-count="1108"/>
  </office:meta>
</office:document-meta>
</file>